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07b4c0" officeooo:paragraph-rsid="0007b4c0"/>
    </style:style>
    <style:style style:name="P2" style:family="paragraph" style:parent-style-name="Standard">
      <style:text-properties fo:color="#c9211e" loext:opacity="100%" officeooo:rsid="0007b4c0" officeooo:paragraph-rsid="0007b4c0"/>
    </style:style>
    <style:style style:name="P3" style:family="paragraph" style:parent-style-name="Standard">
      <style:text-properties fo:color="#00a933" loext:opacity="100%" officeooo:rsid="0007b4c0" officeooo:paragraph-rsid="0007b4c0"/>
    </style:style>
    <style:style style:name="P4" style:family="paragraph" style:parent-style-name="Standard">
      <style:text-properties fo:font-weight="bold" officeooo:rsid="0007b4c0" officeooo:paragraph-rsid="0007b4c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7b4c0" officeooo:paragraph-rsid="0007b4c0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000000" loext:opacity="100%" officeooo:rsid="0007d6ad" officeooo:paragraph-rsid="0007d6ad"/>
    </style:style>
    <style:style style:name="P7" style:family="paragraph" style:parent-style-name="Standard">
      <style:text-properties fo:color="#1e6a39" loext:opacity="100%" officeooo:rsid="0007d6ad" officeooo:paragraph-rsid="0007d6ad"/>
    </style:style>
    <style:style style:name="P8" style:family="paragraph" style:parent-style-name="Standard">
      <style:text-properties fo:color="#ff0000" loext:opacity="100%" officeooo:rsid="0007d6ad" officeooo:paragraph-rsid="0007d6ad"/>
    </style:style>
    <style:style style:name="T1" style:family="text">
      <style:text-properties fo:color="#c9211e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2a6099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KE FILE</text:p>
      <text:p text:style-name="P1"/>
      <text:p text:style-name="P4">REGLES STANDARD</text:p>
      <text:p text:style-name="P1"><text:span text:style-name="T4">all </text:span>(cible par defaut du makefile, equivalent de main en c)</text:p>
      <text:p text:style-name="P1"><text:span text:style-name="T4">clean</text:span> </text:p>
      <text:p text:style-name="P1"/>
      <text:p text:style-name="P1">cible<text:span text:style-name="T3">(target)</text:span>: dependance<text:span text:style-name="T3">(pre-requisites)</text:span></text:p>
      <text:p text:style-name="P1"><text:tab/>commandes<text:span text:style-name="T3">(recipe)</text:span></text:p>
      <text:p text:style-name="P1"/>
      <text:p text:style-name="P1">EXEMPLE :</text:p>
      <text:p text:style-name="P1"/>
      <text:p text:style-name="P1"><text:span text:style-name="T3">hello:</text:span> <text:span text:style-name="T1">hello.o </text:span><text:span text:style-name="T2">main.o</text:span></text:p>
      <text:p text:style-name="P1"><text:tab/><text:span text:style-name="T3">gcc -o hello hello.o main.c</text:span></text:p>
      <text:p text:style-name="P1"/>
      <text:p text:style-name="P2">hello.o: hello.c</text:p>
      <text:p text:style-name="P2"><text:tab/>gcc -o hello.o -c hello.c -W -Wall -Werror</text:p>
      <text:p text:style-name="P1"/>
      <text:p text:style-name="P3">main.o: main.c</text:p>
      <text:p text:style-name="P3"><text:tab/>gcc -o main.o -c main.c -W -Wall -Werror</text:p>
      <text:p text:style-name="P3"/>
      <text:p text:style-name="P3"/>
      <text:p text:style-name="P6">////////////////////////////////////////////////////////////////////////</text:p>
      <text:p text:style-name="P6"/>
      <text:p text:style-name="P7">// Je veux copier le contenu d'un fichier "file1" dans un autre fichier "file2"</text:p>
      <text:p text:style-name="P7"/>
      <text:p text:style-name="P7">// je cree la regle finale qui va utiliser file1 pour copier son contenu dans file2</text:p>
      <text:p text:style-name="P7"><text:span text:style-name="T3">all: </text:span><text:span text:style-name="T5">file1</text:span></text:p>
      <text:p text:style-name="P7"><text:tab/><text:span text:style-name="T3">cat file1 &gt; file2</text:span></text:p>
      <text:p text:style-name="P7"/>
      <text:p text:style-name="P7">// je vais faire une deuxieme regle qui gere le cas "si file1" : s'il n'existe pas deja je vais le creer et mettre dedans "hello". Ici pas de dependance puisqu'on cree un fichier from scratch</text:p>
      <text:p text:style-name="P6"/>
      <text:p text:style-name="P8">file1:</text:p>
      <text:p text:style-name="P8"><text:tab/>echo "hello" &gt; file1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1:22:36.006872194</meta:creation-date>
    <dc:date>2023-03-18T11:37:55.096286060</dc:date>
    <meta:editing-duration>PT15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27" meta:character-count="800" meta:non-whitespace-character-count="687"/>
  </office:meta>
</office:document-meta>
</file>